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font-size="20pt" style:font-size-asian="20pt" style:font-size-complex="20pt"/>
    </style:style>
    <style:style style:name="T2" style:parent-style-name="SubtleEmphasis" style:family="text">
      <style:text-properties fo:font-size="14pt" style:font-size-asian="14pt" style:font-size-complex="14pt"/>
    </style:style>
    <style:style style:name="P3" style:parent-style-name="Heading1" style:family="paragraph">
      <style:text-properties fo:font-size="18pt" style:font-size-asian="18pt" style:font-size-complex="18pt"/>
    </style:style>
    <style:style style:name="T4" style:parent-style-name="SubtleEmphasis" style:family="text">
      <style:text-properties fo:font-size="14pt" style:font-size-asian="14pt" style:font-size-complex="14pt"/>
    </style:style>
    <style:style style:name="T5" style:parent-style-name="SubtleEmphasis" style:family="text">
      <style:text-properties fo:font-size="14pt" style:font-size-asian="14pt" style:font-size-complex="14pt"/>
    </style:style>
    <style:style style:name="T6" style:parent-style-name="DefaultParagraphFont" style:family="text">
      <style:text-properties fo:font-size="18pt" style:font-size-asian="18pt" style:font-size-complex="18pt"/>
    </style:style>
    <style:style style:name="T7" style:parent-style-name="DefaultParagraphFont" style:family="text">
      <style:text-properties fo:font-size="16pt" style:font-size-asian="16pt" style:font-size-complex="16pt"/>
    </style:style>
    <style:style style:name="T8" style:parent-style-name="DefaultParagraphFont" style:family="text">
      <style:text-properties fo:font-size="18pt" style:font-size-asian="18pt" style:font-size-complex="18pt"/>
    </style:style>
    <style:style style:name="P9" style:parent-style-name="ListParagraph" style:family="paragraph"/>
    <style:style style:name="T10" style:parent-style-name="DefaultParagraphFont" style:family="text">
      <style:text-properties fo:language="en" fo:country="US"/>
    </style:style>
    <style:style style:name="T11" style:parent-style-name="Hyperlink" style:family="text">
      <style:text-properties fo:language="en" fo:country="US"/>
    </style:style>
    <style:style style:name="P12" style:parent-style-name="ListParagraph" style:family="paragraph"/>
    <style:style style:name="T13" style:parent-style-name="DefaultParagraphFont" style:family="text">
      <style:text-properties fo:language="en" fo:country="US"/>
    </style:style>
    <style:style style:name="T14" style:parent-style-name="Hyperlink" style:family="text">
      <style:text-properties fo:language="en" fo:country="US"/>
    </style:style>
    <style:style style:name="T15" style:parent-style-name="Hyperlink" style:family="text">
      <style:text-properties fo:language="en" fo:country="US"/>
    </style:style>
    <style:style style:name="P16" style:parent-style-name="Normal" style:family="paragraph">
      <style:text-properties fo:language="en" fo:country="US"/>
    </style:style>
    <style:style style:name="P17" style:parent-style-name="Heading1" style:family="paragraph">
      <style:text-properties fo:font-size="18pt" style:font-size-asian="18pt" style:font-size-complex="18pt"/>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fo:font-size="12pt" style:font-size-asian="12pt"/>
    </style:style>
    <style:style style:name="T20" style:parent-style-name="DefaultParagraphFont" style:family="text">
      <style:text-properties fo:font-size="12pt" style:font-size-asian="12pt"/>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office:automatic-styles>
  <office:body>
    <office:text text:use-soft-page-breaks="true">
      <text:h text:style-name="P1" text:outline-level="1">Introduktion</text:h>
      <text:p text:style-name="Normal"><text:span text:style-name="T2">Bakgrund/Problembeskrivning</text:span></text:p>
      <text:p text:style-name="Normal">BAK är en Atletklubb som har ett obemannat gym dit alla kan skriva upp sig och lösa gymkort. Just nu löses detta genom att man har en bemannad<text:s/>reception 2 ggr i veckan, då man kan lösa kort och även provträna, BAK har inte de ekonomiska resurserna för att ha ett bemannat gym främst för att man vill behålla sitt låga pris för medlemskap . <text:s/></text:p>
      <text:p text:style-name="Normal">Detta gör det svårt för nya kunder att få tillgång till gymmet. <text:s/>Nuvarande system gör det svårt att hantera kunder och gymmet förlorar nya kunder då alla andra gym på orten har bemannade gym där man kan lösa gymkort under hela gymmets öppettider</text:p>
      <text:p text:style-name="Normal">Atletklubben har begränsat med personal och behöver således ett system där kunderna själva kan lösa gymkort och få tillgång till gymmet. <text:s/>Kunder ska själv kunna skriva upp sig och lösa gymkort. De ska då även få en tillfällig kod för omedelbar tillgång till gymmet, det riktiga kortet tar några dagar att få pga logistik. <text:s/>Öppettider kommer<text:s/>att<text:s/>förbättras med det nya systemet.<text:s/></text:p>
      <text:p text:style-name="Normal">Viktigt för att hantera kunder och att inte obehöriga använder gymmet.<text:s/></text:p>
      <text:p text:style-name="Normal">Ska kunna i efterhand logga in och få kod på sms</text:p>
      <text:p text:style-name="Normal">Gymmet är obemannat,<text:s/></text:p>
      <text:p text:style-name="Normal">Ska man kunna köpa saker på sitt kort? EVO<text:s/></text:p>
      <text:p text:style-name="Normal">Egna sidor? Koppla till face?</text:p>
      <text:p text:style-name="Normal"/>
      <text:h text:style-name="P3" text:outline-level="1">Användargrupper</text:h>
      <text:p text:style-name="Normal"><text:span text:style-name="T4">Kund</text:span></text:p>
      <text:p text:style-name="Normal">Vilka går på gymmet?<text:s/></text:p>
      <text:p text:style-name="Normal"><text:span text:style-name="T5">Administratör</text:span></text:p>
      <text:p text:style-name="Normal">Medlemsregister</text:p>
      <text:p text:style-name="Normal"/>
      <text:h text:style-name="Heading1" text:outline-level="1"><text:span text:style-name="T6">Liknande</text:span><text:span text:style-name="T7"><text:s/></text:span><text:span text:style-name="T8">System</text:span></text:h>
      <text:list text:style-name="LFO1" text:continue-numbering="true">
        <text:list-item>
          <text:p text:style-name="P9"><text:span text:style-name="T10">Evo fitness - <text:s/></text:span><text:a xlink:href="https://evofitness.no/" office:target-frame-name="_top" xlink:show="replace"><text:span text:style-name="T11">https://evofitness.no/</text:span></text:a></text:p>
        </text:list-item>
        <text:list-item>
          <text:p text:style-name="P12"><text:span text:style-name="T13">Fresh fitness -<text:s/></text:span><text:a xlink:href="http://freshfitness.no/" office:target-frame-name="_top" xlink:show="replace"><text:span text:style-name="T14">http://freshfitne</text:span><text:span text:style-name="T15">ss.no/</text:span></text:a></text:p>
        </text:list-item>
      </text:list>
      <text:p text:style-name="P16"/>
      <text:h text:style-name="P17" text:outline-level="1">Baskrav</text:h>
      <text:p text:style-name="Normal"><text:span text:style-name="T18">BK 1<text:s/></text:span>Kunden ska själv kunna lösa ett gymkort och få hem detta utan någon inblandning av personal</text:p>
      <text:p text:style-name="Normal"><text:tab/><text:span text:style-name="T19">BK 1.1</text:span><text:span text:style-name="T20"><text:s/></text:span>Kunden ska få tillgång till gymmet så fort hen skrivit upp sig.</text:p>
      <text:p text:style-name="Normal"><text:tab/><text:span text:style-name="T21">BK 1.2</text:span><text:s/>Kunden ska endast fylla i minimalt med information</text:p>
      <text:p text:style-name="Normal"><text:span text:style-name="T22">BK 2</text:span><text:s/>Kunden<text:s/>ska när som helst kunna lösa medlemskap</text:p>
      <text:p text:style-name="Normal"><text:span text:style-name="T23">BK 3<text:s/></text:span>Kunden ska kunna få ett sms med uppgifter och kod för tillgång till gymmet</text:p>
      <text:p text:style-name="Normal"><text:span text:style-name="T24">BK 4<text:s/></text:span>Kunden ska kunna kontrollera sitt medlemskaps, status, när medlemskapet löper ut, och eventuella köp som gjorts genom kortet.</text:p>
      <text:p text:style-name="Normal"><text:tab/><text:span text:style-name="T25">BK 4</text:span><text:span text:style-name="T26">.1<text:s/></text:span>Kunden ska av systemet påminnas om att medlemskapet löper ut.<text:s/></text:p>
      <text:p text:style-name="Normal"><text:span text:style-name="T27">BK 5</text:span><text:s/>Systemet ska förenkla det<text:s/>administrativa<text:s/>arbete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l223ec</meta:initial-creator>
    <dc:creator>al223ec</dc:creator>
    <meta:creation-date>2013-12-03T12:15:00Z</meta:creation-date>
    <dc:date>2013-12-04T14:40:00Z</dc:date>
    <meta:template xlink:href="Normal.dotm" xlink:type="simple"/>
    <meta:editing-cycles>21</meta:editing-cycles>
    <meta:editing-duration>PT21420S</meta:editing-duration>
    <meta:document-statistic meta:page-count="2" meta:paragraph-count="4" meta:word-count="333" meta:character-count="2098" meta:row-count="14" meta:non-whitespace-character-count="1769"/>
  </office:meta>
</office:document-meta>
</file>